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40000006E80D2C49A1AD2101C.png" manifest:media-type="image/png"/>
  <manifest:file-entry manifest:full-path="Pictures/1000000000000142000001F4E098DDA18587FB95.jpg" manifest:media-type="image/jpeg"/>
  <manifest:file-entry manifest:full-path="Pictures/10002F4F00000A5600000B5E5234D2ACBD39025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76cm" fo:min-width="0.008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4.576cm" fo:min-width="0.008cm"/>
    </style:style>
    <style:style style:name="gr3" style:family="graphic" style:parent-style-name="standard">
      <style:graphic-properties draw:fill-color="#333333" draw:textarea-horizontal-align="justify" draw:textarea-vertical-align="middle" draw:auto-grow-height="false" fo:min-height="0.195cm" fo:min-width="0.7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adc5e7" draw:opacity="32%" draw:opacity-name="" draw:textarea-horizontal-align="justify" draw:textarea-vertical-align="middle" draw:auto-grow-height="false" fo:min-height="6.735cm" fo:min-width="8.51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3%" draw:green="0%" draw:blue="1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10" style:family="graphic" style:parent-style-name="standard">
      <style:graphic-properties draw:fill-color="#f79448" draw:textarea-horizontal-align="justify" draw:textarea-vertical-align="middle" draw:auto-grow-height="false" fo:min-height="4.576cm" fo:min-width="0.0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2e0ae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="none" draw:fill-color="#ffffff"/>
      <style:text-properties style:font-name="Bitstream Vera Sans Mono" fo:font-weight="bold" style:font-weight-asian="bold" style:font-weight-complex="bold"/>
    </style:style>
    <style:style style:name="P5" style:family="paragraph">
      <loext:graphic-properties draw:fill="solid" draw:fill-color="#adc5e7" draw:opacity="32%"/>
      <style:paragraph-properties fo:text-align="center"/>
    </style:style>
    <style:style style:name="P6" style:family="paragraph">
      <loext:graphic-properties draw:fill-color="#f79448"/>
      <style:paragraph-properties fo:text-align="center"/>
    </style:style>
    <style:style style:name="T1" style:family="text">
      <style:text-properties style:font-name="Bitstream Vera Sans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4.826cm" svg:x="8.493cm" svg:y="3.6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4.826cm" svg:x="9.763cm" svg:y="3.6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4.826cm" svg:x="10.906cm" svg:y="3.6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4.826cm" svg:x="12.176cm" svg:y="3.6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4.826cm" svg:x="13.319cm" svg:y="3.6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4.826cm" svg:x="14.589cm" svg:y="3.6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4.826cm" svg:x="15.732cm" svg:y="3.6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4.826cm" svg:x="17.256cm" svg:y="3.6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4.826cm" svg:x="18.526cm" svg:y="3.6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97cm" svg:height="0.889cm" svg:x="6.08cm" svg:y="5.4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397cm" svg:height="0.889cm" svg:x="22.463cm" svg:y="5.1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45cm" svg:height="1.115cm" svg:x="24.368cm" svg:y="5.064cm">
          <draw:text-box>
            <text:p><text:span text:style-name="T1">Cat</text:span></text:p>
          </draw:text-box>
        </draw:frame>
        <draw:frame draw:style-name="gr5" draw:text-style-name="P1" draw:layer="layout" svg:width="3.699cm" svg:height="5.744cm" svg:x="1.873cm" svg:y="3.638cm">
          <draw:image xlink:href="Pictures/1000000000000142000001F4E098DDA18587FB95.jpg" xlink:type="simple" xlink:show="embed" xlink:actuate="onLoad">
            <text:p/>
          </draw:image>
        </draw:frame>
        <draw:custom-shape draw:style-name="gr6" draw:text-style-name="P5" draw:layer="layout" svg:width="9.017cm" svg:height="6.985cm" svg:x="7.731cm" svg:y="2.524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3.84cm" svg:height="4.223cm" svg:x="10.622cm" svg:y="3.992cm">
          <draw:image xlink:href="Pictures/10002F4F00000A5600000B5E5234D2ACBD390253.svg" xlink:type="simple" xlink:show="embed" xlink:actuate="onLoad">
            <text:p/>
          </draw:image>
          <draw:image xlink:href="Pictures/10000201000000640000006E80D2C49A1AD2101C.png" xlink:type="simple" xlink:show="embed" xlink:actuate="onLoad"/>
        </draw:frame>
        <draw:frame draw:style-name="gr8" draw:text-style-name="P4" draw:layer="layout" svg:width="6.217cm" svg:height="1.725cm" svg:x="9.128cm" svg:y="10.017cm">
          <draw:text-box>
            <text:p><text:span text:style-name="T1">Earlier Layers </text:span></text:p>
            <text:p><text:span text:style-name="T1">are Frozen</text:span></text:p>
          </draw:text-box>
        </draw:frame>
        <draw:frame draw:style-name="gr9" draw:text-style-name="P4" draw:layer="layout" svg:width="5.836cm" svg:height="2.462cm" svg:x="16.5cm" svg:y="9.89cm">
          <draw:text-box>
            <text:p><text:span text:style-name="T1">Later Layers </text:span></text:p>
            <text:p><text:span text:style-name="T1">are re-trained</text:span></text:p>
          </draw:text-box>
        </draw:frame>
        <draw:frame draw:style-name="gr8" draw:text-style-name="P4" draw:layer="layout" svg:width="5.455cm" svg:height="1.725cm" svg:x="1.381cm" svg:y="9.943cm">
          <draw:text-box>
            <text:p><text:span text:style-name="T1">Our </text:span><text:span text:style-name="T1">own</text:span></text:p>
            <text:p><text:span text:style-name="T1">Tra</text:span><text:span text:style-name="T1">ini</text:span><text:span text:style-name="T1">ng </text:span><text:span text:style-name="T1">dat</text:span><text:span text:style-name="T1">a</text:span></text:p>
          </draw:text-box>
        </draw:frame>
        <draw:custom-shape draw:style-name="gr10" draw:text-style-name="P6" draw:layer="layout" svg:width="0.508cm" svg:height="4.826cm" svg:x="19.923cm" svg:y="3.6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4.826cm" svg:x="21.447cm" svg:y="3.667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439cm" svg:height="0.988cm" svg:x="19.542cm" svg:y="2.425cm">
          <draw:text-box>
            <text:p><text:span text:style-name="T1">New Lay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3T00:38:58.002573329</meta:creation-date>
    <dc:date>2020-07-23T01:32:01.283905283</dc:date>
    <meta:editing-duration>PT42M28S</meta:editing-duration>
    <meta:editing-cycles>7</meta:editing-cycles>
    <meta:generator>LibreOffice/6.0.7.3$Linux_X86_64 LibreOffice_project/00m0$Build-3</meta:generator>
    <meta:document-statistic meta:object-count="21"/>
  </office:meta>
</office:document-meta>
</file>